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3.086cm" table:align="left"/>
    </style:style>
    <style:style style:name="Tabela1.A" style:family="table-column">
      <style:table-column-properties style:column-width="5.74cm"/>
    </style:style>
    <style:style style:name="Tabela1.B" style:family="table-column">
      <style:table-column-properties style:column-width="7.347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officeooo:paragraph-rsid="00055dde"/>
    </style:style>
    <style:style style:name="P2" style:family="paragraph" style:parent-style-name="Text_20_body">
      <style:text-properties officeooo:paragraph-rsid="00055dd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🧠 <text:span text:style-name="Strong_20_Emphasis">PROMPT-MESTRE: Sistema White-Label/Franquia Financeira B2B2C com Open Finance + Gateway + Blockchain</text:span></text:h>
      <text:h text:style-name="Heading_20_3" text:outline-level="3"><text:span text:style-name="Strong_20_Emphasis">MISSÃO</text:span></text:h>
      <text:p text:style-name="Text_20_body">Construir um <text:span text:style-name="Strong_20_Emphasis">ecossistema digital completo</text:span>, tipo <text:span text:style-name="Emphasis">Franq 2.0</text:span>, que funcione como um <text:span text:style-name="Strong_20_Emphasis">marketplace B2B2C de produtos financeiros</text:span>, operado em <text:span text:style-name="Strong_20_Emphasis">modelo de franquia white-label</text:span>, com:</text:p>
      <text:list xml:id="list1265798008" text:style-name="L1">
        <text:list-item>
          <text:p text:style-name="P3">Distribuição de produtos por <text:span text:style-name="Strong_20_Emphasis">profissionais autônomos (Personal Bankers)</text:span>;</text:p>
        </text:list-item>
        <text:list-item>
          <text:p text:style-name="P3"><text:span text:style-name="Strong_20_Emphasis">Camada Open Finance</text:span> para consentimento, agregação de dados e iniciação de pagamentos (PIX);</text:p>
        </text:list-item>
        <text:list-item>
          <text:p text:style-name="P3"><text:span text:style-name="Strong_20_Emphasis">Gateway interno</text:span> apenas para cobranças internas (mensalidades, comissões, splits);</text:p>
        </text:list-item>
        <text:list-item>
          <text:p text:style-name="P3"><text:span text:style-name="Strong_20_Emphasis">Integração com PSP regulado</text:span> para liquidação real;</text:p>
        </text:list-item>
        <text:list-item>
          <text:p text:style-name="P3"><text:span text:style-name="Strong_20_Emphasis">Ledger blockchain permissionada</text:span> para auditoria imutável;</text:p>
        </text:list-item>
        <text:list-item>
          <text:p text:style-name="P3">Nenhuma <text:span text:style-name="Strong_20_Emphasis">custódia de fundos de terceiros</text:span>.</text:p>
        </text:list-item>
      </text:list>
      <text:p text:style-name="Horizontal_20_Line"/>
      <text:h text:style-name="Heading_20_3" text:outline-level="3"><text:span text:style-name="Strong_20_Emphasis">OBJETIVOS DO SISTEMA</text:span></text:h>
      <text:list xml:id="list1707481213" text:style-name="L2">
        <text:list-item>
          <text:p text:style-name="P4"><text:span text:style-name="Strong_20_Emphasis">Marketplace B2B2C Financeiro</text:span></text:p>
          <text:list>
            <text:list-item>
              <text:p text:style-name="P4">Intermediação entre Personal Bankers, clientes e instituições parceiras.</text:p>
            </text:list-item>
            <text:list-item>
              <text:p text:style-name="P4">Cada parceiro pode ter sua versão franqueada (white-label) com marca própria.</text:p>
            </text:list-item>
            <text:list-item>
              <text:p text:style-name="P4">Controle de performance, comissões e repasses via painel central.</text:p>
            </text:list-item>
          </text:list>
        </text:list-item>
        <text:list-item>
          <text:p text:style-name="P4"><text:span text:style-name="Strong_20_Emphasis">Módulo White-Label / Franquia</text:span></text:p>
          <text:list>
            <text:list-item>
              <text:p text:style-name="P4">Gerar ambientes isolados (subdomínios ou workspaces) por franqueado.</text:p>
            </text:list-item>
            <text:list-item>
              <text:p text:style-name="P4">Customização de marca, paleta de cores, políticas comerciais e planos.</text:p>
            </text:list-item>
            <text:list-item>
              <text:p text:style-name="P4">Painel mestre para gestão de royalties, licenças e analytics globais.</text:p>
            </text:list-item>
          </text:list>
        </text:list-item>
        <text:list-item>
          <text:p text:style-name="P4"><text:span text:style-name="Strong_20_Emphasis">Gateway Interno + PSP Regulado</text:span></text:p>
          <text:list>
            <text:list-item>
              <text:p text:style-name="P4">APIs de cobrança internas: mensalidades, comissões, splits.</text:p>
            </text:list-item>
            <text:list-item>
              <text:p text:style-name="P4">Liquidação via PSP regulado (Pagar.me, Adyen, Iugu, Mercado Pago).</text:p>
            </text:list-item>
            <text:list-item>
              <text:p text:style-name="P4">Split automático entre Personal Banker, Franquia e Plataforma central.</text:p>
            </text:list-item>
          </text:list>
        </text:list-item>
        <text:list-item>
          <text:p text:style-name="P4"><text:span text:style-name="Strong_20_Emphasis">Open Finance</text:span></text:p>
          <text:list>
            <text:list-item>
              <text:p text:style-name="P4">APIs para consentimento, agregação de contas e iniciação PIX.</text:p>
            </text:list-item>
            <text:list-item>
              <text:p text:style-name="P4">Uso restrito a cobranças autorizadas e dados de scoreagem do cliente.</text:p>
            </text:list-item>
          </text:list>
        </text:list-item>
        <text:list-item>
          <text:p text:style-name="P4"><text:span text:style-name="Strong_20_Emphasis">Ledger Blockchain Permissionada</text:span></text:p>
          <text:list>
            <text:list-item>
              <text:p text:style-name="P4"><text:soft-page-break/>Registro imutável de eventos de pagamento, comissões, consentimentos e contratos.</text:p>
            </text:list-item>
            <text:list-item>
              <text:p text:style-name="P4">Rede permissionada (Hyperledger Fabric ou Quorum) com nós de Franq, franqueados e auditoria.</text:p>
            </text:list-item>
            <text:list-item>
              <text:p text:style-name="P4">Hash de cada fatura, split e comprovante para prova criptográfica.</text:p>
            </text:list-item>
          </text:list>
        </text:list-item>
      </text:list>
      <text:p text:style-name="Horizontal_20_Line"/>
      <text:h text:style-name="Heading_20_3" text:outline-level="3"><text:span text:style-name="Strong_20_Emphasis">MÓDULOS A CONSTRUIR</text:span></text:h>
      <text:list xml:id="list18612660" text:style-name="L3">
        <text:list-item>
          <text:p text:style-name="P5"><text:span text:style-name="Strong_20_Emphasis">Admin Master</text:span> – gestão de franqueados, royalties, planos, usuários.</text:p>
        </text:list-item>
        <text:list-item>
          <text:p text:style-name="P5"><text:span text:style-name="Strong_20_Emphasis">Franquia White-Label</text:span> – instância customizável com marca própria.</text:p>
        </text:list-item>
        <text:list-item>
          <text:p text:style-name="P5"><text:span text:style-name="Strong_20_Emphasis">Personal Banker App</text:span> – cadastro, gestão de clientes, indicadores.</text:p>
        </text:list-item>
        <text:list-item>
          <text:p text:style-name="P5"><text:span text:style-name="Strong_20_Emphasis">Gateway Interno / Billing</text:span> – emissão de faturas, split e webhooks PSP.</text:p>
        </text:list-item>
        <text:list-item>
          <text:p text:style-name="P5"><text:span text:style-name="Strong_20_Emphasis">Open Finance Layer</text:span> – consents, iniciação PIX, dados agregados.</text:p>
        </text:list-item>
        <text:list-item>
          <text:p text:style-name="P5"><text:span text:style-name="Strong_20_Emphasis">Ledger Blockchain</text:span> – registro de eventos e auditoria imutável.</text:p>
        </text:list-item>
        <text:list-item>
          <text:p text:style-name="P5"><text:span text:style-name="Strong_20_Emphasis">Painel de Compliance e Auditoria</text:span> – monitoramento, logs, LGPD.</text:p>
        </text:list-item>
      </text:list>
      <text:p text:style-name="Horizontal_20_Line"/>
      <text:h text:style-name="Heading_20_3" text:outline-level="3"><text:span text:style-name="Strong_20_Emphasis">APIs-CHAVE</text:span></text:h>
      <table:table table:name="Tabela1" table:style-name="Tabela1">
        <table:table-column table:style-name="Tabela1.A"/>
        <table:table-column table:style-name="Tabela1.B"/>
        <table:table-header-rows>
          <table:table-row table:style-name="TableLine2438902213936">
            <table:table-cell table:style-name="Tabela1.A1" office:value-type="string">
              <text:p text:style-name="Table_20_Heading">Endpoint</text:p>
            </table:table-cell>
            <table:table-cell table:style-name="Tabela1.A1" office:value-type="string">
              <text:p text:style-name="Table_20_Heading">Função</text:p>
            </table:table-cell>
          </table:table-row>
        </table:table-header-rows>
        <table:table-row table:style-name="TableLine2438902213936">
          <table:table-cell table:style-name="Tabela1.A1" office:value-type="string">
            <text:p text:style-name="Table_20_Contents"><text:span text:style-name="Source_20_Text">POST /invoice/create</text:span></text:p>
          </table:table-cell>
          <table:table-cell table:style-name="Tabela1.A1" office:value-type="string">
            <text:p text:style-name="Table_20_Contents">Cria cobrança interna</text:p>
          </table:table-cell>
        </table:table-row>
        <table:table-row table:style-name="TableLine2438902213936">
          <table:table-cell table:style-name="Tabela1.A1" office:value-type="string">
            <text:p text:style-name="Table_20_Contents"><text:span text:style-name="Source_20_Text">POST /split/execute</text:span></text:p>
          </table:table-cell>
          <table:table-cell table:style-name="Tabela1.A1" office:value-type="string">
            <text:p text:style-name="Table_20_Contents">Calcula e registra divisão de receitas</text:p>
          </table:table-cell>
        </table:table-row>
        <table:table-row table:style-name="TableLine2438902213936">
          <table:table-cell table:style-name="Tabela1.A1" office:value-type="string">
            <text:p text:style-name="Table_20_Contents"><text:span text:style-name="Source_20_Text">POST /psp/webhook</text:span></text:p>
          </table:table-cell>
          <table:table-cell table:style-name="Tabela1.A1" office:value-type="string">
            <text:p text:style-name="Table_20_Contents">Recebe eventos de liquidação do PSP</text:p>
          </table:table-cell>
        </table:table-row>
        <table:table-row table:style-name="TableLine2438902213936">
          <table:table-cell table:style-name="Tabela1.A1" office:value-type="string">
            <text:p text:style-name="Table_20_Contents"><text:span text:style-name="Source_20_Text">POST /of/pix-initiate</text:span></text:p>
          </table:table-cell>
          <table:table-cell table:style-name="Tabela1.A1" office:value-type="string">
            <text:p text:style-name="Table_20_Contents">Inicia pagamento via Open Finance</text:p>
          </table:table-cell>
        </table:table-row>
        <table:table-row table:style-name="TableLine2438902213936">
          <table:table-cell table:style-name="Tabela1.A1" office:value-type="string">
            <text:p text:style-name="Table_20_Contents"><text:span text:style-name="Source_20_Text">POST /ledger/commit</text:span></text:p>
          </table:table-cell>
          <table:table-cell table:style-name="Tabela1.A1" office:value-type="string">
            <text:p text:style-name="Table_20_Contents">Grava hash e metadados no blockchain</text:p>
          </table:table-cell>
        </table:table-row>
        <table:table-row table:style-name="TableLine2438902213936">
          <table:table-cell table:style-name="Tabela1.A1" office:value-type="string">
            <text:p text:style-name="Table_20_Contents"><text:span text:style-name="Source_20_Text">POST /franchise/create</text:span></text:p>
          </table:table-cell>
          <table:table-cell table:style-name="Tabela1.A1" office:value-type="string">
            <text:p text:style-name="Table_20_Contents">Gera nova instância white-label</text:p>
          </table:table-cell>
        </table:table-row>
        <table:table-row table:style-name="TableLine2438902213936">
          <table:table-cell table:style-name="Tabela1.A1" office:value-type="string">
            <text:p text:style-name="Table_20_Contents"><text:span text:style-name="Source_20_Text">GET /analytics/revenue</text:span></text:p>
          </table:table-cell>
          <table:table-cell table:style-name="Tabela1.A1" office:value-type="string">
            <text:p text:style-name="Table_20_Contents">Consulta dados de faturamento e royalties</text:p>
          </table:table-cell>
        </table:table-row>
      </table:table>
      <text:p text:style-name="Horizontal_20_Line"/>
      <text:h text:style-name="Heading_20_3" text:outline-level="3"><text:span text:style-name="Strong_20_Emphasis">REQUISITOS TÉCNICOS</text:span></text:h>
      <text:list xml:id="list1333105525" text:style-name="L4">
        <text:list-item>
          <text:p text:style-name="P6"><text:span text:style-name="Strong_20_Emphasis">Backend:</text:span> TypeScript (Node.js + NestJS) ou Python (FastAPI).</text:p>
        </text:list-item>
        <text:list-item>
          <text:p text:style-name="P6"><text:span text:style-name="Strong_20_Emphasis">Frontend:</text:span> Next.js + Tailwind + Auth OIDC.</text:p>
        </text:list-item>
        <text:list-item>
          <text:p text:style-name="P6"><text:span text:style-name="Strong_20_Emphasis">Banco:</text:span> PostgreSQL + Redis.</text:p>
        </text:list-item>
        <text:list-item>
          <text:p text:style-name="P6"><text:span text:style-name="Strong_20_Emphasis">Mensageria:</text:span> Kafka ou RabbitMQ.</text:p>
        </text:list-item>
        <text:list-item>
          <text:p text:style-name="P6"><text:span text:style-name="Strong_20_Emphasis">Blockchain:</text:span> Hyperledger Fabric ou Quorum permissionada.</text:p>
        </text:list-item>
        <text:list-item>
          <text:p text:style-name="P6"><text:span text:style-name="Strong_20_Emphasis">Infra:</text:span> Docker + Kubernetes + CI/CD (GitHub Actions).</text:p>
        </text:list-item>
        <text:list-item>
          <text:p text:style-name="P6"><text:span text:style-name="Strong_20_Emphasis">Segurança:</text:span> PCI DSS, LGPD, OWASP Top 10, Vault de segredos.</text:p>
        </text:list-item>
      </text:list>
      <text:p text:style-name="Horizontal_20_Line"/>
      <text:h text:style-name="Heading_20_3" text:outline-level="3"><text:soft-page-break/><text:span text:style-name="Strong_20_Emphasis">COMPLIANCE</text:span></text:h>
      <text:list xml:id="list4065542685" text:style-name="L5">
        <text:list-item>
          <text:p text:style-name="P7">Nenhum saldo mantido em nome de terceiros.</text:p>
        </text:list-item>
        <text:list-item>
          <text:p text:style-name="P7">Liquidação somente via PSP.</text:p>
        </text:list-item>
        <text:list-item>
          <text:p text:style-name="P7">Split feito por múltiplas ordens de pagamento no PSP.</text:p>
        </text:list-item>
        <text:list-item>
          <text:p text:style-name="P7">Blockchain armazenando metadados e hashes apenas (preservando privacidade).</text:p>
        </text:list-item>
      </text:list>
      <text:p text:style-name="Horizontal_20_Line"/>
      <text:h text:style-name="Heading_20_3" text:outline-level="3"><text:span text:style-name="Strong_20_Emphasis">ENTREGÁVEIS</text:span></text:h>
      <text:list xml:id="list2402039794" text:style-name="L6">
        <text:list-item>
          <text:p text:style-name="P8">Diagramas de arquitetura e sequência completa.</text:p>
        </text:list-item>
        <text:list-item>
          <text:p text:style-name="P8">Modelo ER e esquema do ledger.</text:p>
        </text:list-item>
        <text:list-item>
          <text:p text:style-name="P8">Documentação OpenAPI/Swagger.</text:p>
        </text:list-item>
        <text:list-item>
          <text:p text:style-name="P8">Scripts de deploy (container e infra).</text:p>
        </text:list-item>
        <text:list-item>
          <text:p text:style-name="P8">Interface white-label operacional (MVP).</text:p>
        </text:list-item>
        <text:list-item>
          <text:p text:style-name="P8">Testes de integração com PSP sandbox e Open Finance sandbox.</text:p>
        </text:list-item>
      </text:list>
      <text:p text:style-name="Horizontal_20_Line"/>
      <text:h text:style-name="Heading_20_3" text:outline-level="3"><text:span text:style-name="Strong_20_Emphasis">DIRETRIZ DE EXECUÇÃO</text:span></text:h>
      <text:p text:style-name="Quotations">Gere <text:span text:style-name="Strong_20_Emphasis">código</text:span>, <text:span text:style-name="Strong_20_Emphasis">diagramas</text:span>, <text:span text:style-name="Strong_20_Emphasis">APIs REST</text:span> e <text:span text:style-name="Strong_20_Emphasis">documentação</text:span> passo a passo para este sistema.<text:line-break/>Todas as funções devem respeitar o princípio: <text:span text:style-name="Emphasis">“Sem operação bancária direta; liquidação via PSP; auditoria via blockchain.”</text:span><text:line-break/>Inclua <text:span text:style-name="Strong_20_Emphasis">mecanismos de franquia e personalização</text:span>, com suporte a múltiplos subdomínios, logotipos, e políticas de comissão independentes.</text:p>
      <text:p text:style-name="Horizontal_20_Line"/>
      <text:p text:style-name="Text_20_body">Deseja que eu o <text:span text:style-name="Strong_20_Emphasis">otimize agora especificamente para execução em ChatGPT 5 Auto com instruções de geração de código modular (Node.js + Fabric + PSP sandbox)</text:span>? Isso permitiria ao modelo gerar automaticamente microserviços, schemas e endpoints coerentes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1T08:16:49.732000000</meta:creation-date>
    <dc:date>2025-11-01T08:52:15.038000000</dc:date>
    <meta:editing-duration>PT25M15S</meta:editing-duration>
    <meta:editing-cycles>1</meta:editing-cycles>
    <meta:document-statistic meta:table-count="1" meta:image-count="0" meta:object-count="0" meta:page-count="3" meta:paragraph-count="77" meta:word-count="604" meta:character-count="4144" meta:non-whitespace-character-count="3659"/>
    <meta:generator>LibreOffice/7.3.2.2$Windows_X86_64 LibreOffice_project/49f2b1bff42cfccbd8f788c8dc32c1c309559be0</meta:generator>
  </office:meta>
</office:document-meta>
</file>